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060C02E34DA.png" manifest:media-type="image/png"/>
  <manifest:file-entry manifest:full-path="Pictures/10000000000001CB000000FDEC53C407.png" manifest:media-type="image/png"/>
  <manifest:file-entry manifest:full-path="Pictures/10000000000001FB000001253CBFA7B3.png" manifest:media-type="image/png"/>
  <manifest:file-entry manifest:full-path="Pictures/10000000000002F50000031033E2E7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5ff7" officeooo:paragraph-rsid="00065ff7"/>
    </style:style>
    <style:style style:name="P2" style:family="paragraph" style:parent-style-name="Standard">
      <style:text-properties officeooo:rsid="0006e4e9" officeooo:paragraph-rsid="0006e4e9"/>
    </style:style>
    <style:style style:name="P3" style:family="paragraph" style:parent-style-name="Standard">
      <style:text-properties officeooo:rsid="000b4861" officeooo:paragraph-rsid="000b4861"/>
    </style:style>
    <style:style style:name="P4" style:family="paragraph" style:parent-style-name="Standard">
      <style:paragraph-properties fo:text-align="end" style:justify-single-word="false"/>
      <style:text-properties officeooo:rsid="000d2093" officeooo:paragraph-rsid="000d2093"/>
    </style:style>
    <style:style style:name="P5" style:family="paragraph" style:parent-style-name="Standard">
      <style:paragraph-properties fo:break-before="page"/>
      <style:text-properties officeooo:rsid="000b4861" officeooo:paragraph-rsid="000b4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vis Robinson</text:p>
      <text:p text:style-name="P4">CS340</text:p>
      <text:p text:style-name="P4">Spring 2016</text:p>
      <text:p text:style-name="P4">Assignment 1</text:p>
      <text:p text:style-name="P1"/>
      <text:p text:style-name="P1">1) a:</text:p>
      <text:p text:style-name="P1"><draw:frame draw:style-name="fr1" draw:name="Image2" text:anchor-type="paragraph" svg:x="0.5091in" svg:y="0.098in" svg:width="5.9591in" svg:height="0.9917in" draw:z-index="1"><draw:image xlink:href="Pictures/100000000000024100000060C02E34DA.png" xlink:type="simple" xlink:show="embed" xlink:actuate="onLoad"/></draw:frame></text:p>
      <text:p text:style-name="P1"/>
      <text:p text:style-name="P1">b: </text:p>
      <text:p text:style-name="P1"><draw:frame draw:style-name="fr2" draw:name="Image3" text:anchor-type="paragraph" svg:width="4.6882in" svg:height="2.5839in" draw:z-index="2"><draw:image xlink:href="Pictures/10000000000001CB000000FDEC53C4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)</text:p>
      <text:p text:style-name="P2"><draw:frame draw:style-name="fr1" draw:name="Image1" text:anchor-type="paragraph" svg:x="0.4154in" svg:y="0.0598in" svg:width="5.178in" svg:height="2.9925in" draw:z-index="0"><draw:image xlink:href="Pictures/10000000000001FB000001253CBFA7B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5">3)</text:p>
      <text:p text:style-name="P3"><draw:frame draw:style-name="fr3" draw:name="Image4" text:anchor-type="paragraph" svg:width="6.9252in" svg:height="7.1717in" draw:z-index="3"><draw:image xlink:href="Pictures/10000000000002F50000031033E2E7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5:53:30.707000000</meta:creation-date>
    <dc:date>2016-04-24T19:26:55.143000000</dc:date>
    <meta:editing-duration>PT17M10S</meta:editing-duration>
    <meta:editing-cycles>3</meta:editing-cycles>
    <meta:generator>LibreOffice/5.0.0.5$Windows_x86 LibreOffice_project/1b1a90865e348b492231e1c451437d7a15bb262b</meta:generator>
    <meta:document-statistic meta:table-count="0" meta:image-count="4" meta:object-count="0" meta:page-count="2" meta:paragraph-count="8" meta:word-count="12" meta:character-count="55" meta:non-whitespace-character-count="50"/>
  </office:meta>
</office:document-meta>
</file>